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1.603cm" style:use-optimal-column-width="false"/>
    </style:style>
    <style:style style:name="co2" style:family="table-column">
      <style:table-column-properties style:column-width="69.735cm" style:use-optimal-column-width="false"/>
    </style:style>
    <style:style style:name="ro1" style:family="table-row">
      <style:table-row-properties style:row-height="28.629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style:style style:name="T2" style:family="text">
      <style:text-properties style:font-name="Alvi Nastaleeq" fo:font-size="2pt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1.337cm" svg:height="143.14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اے دشمنِ شبیر تیرے پیر پہ لعنت</text:span><text:span text:style-name="T1"><text:line-break/></text:span><text:span text:style-name="T1">تشریک پہ، تشکیک پہ، تکفیر پہ لعنت</text:span><text:span text:style-name="T1"><text:line-break/></text:span><text:span text:style-name="T1">ہر عہد کے جھوٹوں کے برے پیر پہ لعنت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<text:span text:style-name="T1">حق اِس میں نکلتا ہو اگر آلِ نبیؐ کا</text:span><text:span text:style-name="T1"><text:line-break/></text:span><text:span text:style-name="T1">بے باک نہ قرضہ ہو اگر آلِ نبیؐ کا</text:span><text:span text:style-name="T1"><text:line-break/></text:span><text:span text:style-name="T1">اُس مال و زر و منصب و جاگیر پہ لعنت</text:span><text:span text:style-name="T2"><text:line-break/></text:span><text:span text:style-name="T2"/></text:p>
              </table:table-cell>
              <table:table-cell>
                <text:p text:style-name="P1"><text:span text:style-name="T1">فرزندِ علی ابنِ ابی بکر پہ رحمت</text:span><text:span text:style-name="T1"><text:line-break/></text:span><text:span text:style-name="T1">مومن نہیں جو آپ سے رکھتا ہو عداوت</text:span><text:span text:style-name="T1"><text:line-break/></text:span><text:span text:style-name="T1">حیدر کی عدو، آپ کی ہمشیر پہ لعنت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ابلیس ہو فرعون ہو یا آلِ امیہ</text:span><text:span text:style-name="T1"><text:line-break/></text:span><text:span text:style-name="T1">شبیر کا دشمن ہے جو دشمن ہے خدا کا</text:span><text:span text:style-name="T1"><text:line-break/></text:span><text:span text:style-name="T1">ہر دور کے ہر دشمنِ شبیر پہ لعنت</text:span><text:span text:style-name="T2"><text:line-break/></text:span><text:span text:style-name="T2"/></text:p>
              </table:table-cell>
              <table:table-cell>
                <text:p text:style-name="P1"><text:span text:style-name="T1">جو حق کی حفاظت کے لیے کام نہ آئیں</text:span><text:span text:style-name="T1"><text:line-break/></text:span><text:span text:style-name="T1">مظلوموں کو کمزوروں کو ناحق جو ڈرائیں</text:span><text:span text:style-name="T1"><text:line-break/></text:span><text:span text:style-name="T1">شمشیر و سِنان و تبر و تیر پہ لعنت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ناحق ہوا تاراج محمدؐ کا گھرانہ</text:span><text:span text:style-name="T1"><text:line-break/></text:span><text:span text:style-name="T1">وہ سُمَّتِ عاصی کو بڑی دیر میں آیا</text:span><text:span text:style-name="T1"><text:line-break/></text:span><text:span text:style-name="T1">احساسِ پشیمانی کی تاخیر پہ لعنت</text:span><text:span text:style-name="T2"><text:line-break/></text:span><text:span text:style-name="T2"/></text:p>
              </table:table-cell>
              <table:table-cell>
                <text:p text:style-name="P1"><text:span text:style-name="T1">حاکم کے مظالم کو چھپانے کے لیے تھا</text:span><text:span text:style-name="T1"><text:line-break/></text:span><text:span text:style-name="T1">جو خطبۂ سجاد دبانے کے لیے تھا</text:span><text:span text:style-name="T1"><text:line-break/></text:span><text:span text:style-name="T1">تکبیر کے اُس نعرۂ تکبیر پہ لعنت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 table:number-columns-spanned="2">
                <text:p text:style-name="P1"><text:span text:style-name="T1">اولادِ امیہ ہو کہ ہو وہ بنو عباس</text:span><text:span text:style-name="T1"><text:line-break/></text:span><text:span text:style-name="T1">ہو آلِ محمدؐ کا نہ جن کو ادب و پاس</text:span><text:span text:style-name="T1"><text:line-break/></text:span><text:span text:style-name="T1">اُس فکر پہ، اُس خون پہ، اُس شیر پہ لعنت</text:span><text:span text:style-name="T2"><text:line-break/></text:span><text:span text:style-name="T2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1.343cm" fo:page-height="143.1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16:59:38.640989400</dc:date>
    <meta:editing-duration>PT3H44M25S</meta:editing-duration>
    <meta:editing-cycles>28</meta:editing-cycles>
    <meta:generator>LibreOffice/25.8.4.2$Windows_X86_64 LibreOffice_project/290daaa01b999472f0c7a3890eb6a550fd74c6df</meta:generator>
    <meta:document-statistic meta:object-count="1"/>
  </office:meta>
</office:document-meta>
</file>